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b66c" draw:textarea-horizontal-align="justify" draw:textarea-vertical-align="middle" draw:auto-grow-height="false" fo:min-height="1.85cm" fo:min-width="10.5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25cm" fo:min-width="10.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ffffa6" draw:textarea-horizontal-align="justify" draw:textarea-vertical-align="middle" draw:auto-grow-height="false" fo:min-height="1.25cm" fo:min-width="10.5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dee6ef" draw:textarea-horizontal-align="justify" draw:textarea-vertical-align="middle" draw:auto-grow-height="false" fo:min-height="1.25cm" fo:min-width="10.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-width="0.35cm" draw:fill="solid" draw:fill-color="#ffffa6" draw:textarea-horizontal-align="justify" draw:textarea-vertical-align="middle" draw:auto-grow-height="false" fo:min-height="2.55cm" fo:min-width="10.4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65cm" fo:min-width="10.4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4000" draw:marker-start-width="0.35cm" draw:marker-end="Arrow_20_large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15cm" fo:min-width="10.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9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fit-to-size="true" style:shrink-to-fit="false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fit-to-size="true" style:shrink-to-fit="false" fo:min-height="2.75cm"/>
      <style:paragraph-properties style:writing-mode="lr-tb"/>
    </style:style>
    <style:style style:name="gr15" style:family="graphic" style:parent-style-name="standard">
      <style:graphic-properties svg:stroke-width="0.05cm" draw:marker-start-width="0.28cm" draw:marker-end-width="0.28cm" draw:fill="none" draw:textarea-vertical-align="middle" draw:auto-grow-height="false" fo:min-height="7.618cm" fo:min-width="0.62cm" fo:padding-top="0.15cm" fo:padding-bottom="0.15cm" fo:padding-left="0.275cm" fo:padding-right="0.275cm" fo:wrap-option="wrap"/>
    </style:style>
    <style:style style:name="gr16" style:family="graphic" style:parent-style-name="standard">
      <style:graphic-properties draw:stroke="none" svg:stroke-color="#000000" draw:fill="none" draw:fill-color="#ffffff" fo:min-height="1.053cm"/>
      <style:paragraph-properties style:writing-mode="lr-tb"/>
    </style:style>
    <style:style style:name="P1" style:family="paragraph">
      <loext:graphic-properties draw:fill="solid" draw:fill-color="#ffb66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a6"/>
      <style:paragraph-properties fo:text-align="center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2.1cm" svg:x="2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cm" svg:height="1.5cm" svg:x="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cm" svg:height="1.5cm" svg:x="2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cm" svg:height="1.5cm" svg:x="2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cm" svg:height="1.5cm" svg:x="2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cm" svg:height="1.5cm" svg:x="2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cm" svg:height="1.5cm" svg:x="2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cm" svg:height="1.5cm" svg:x="2cm" svg:y="1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.1cm" svg:height="1.673cm" svg:x="3cm" svg:y="6.438cm">
          <draw:text-box>
            <text:p>Menue-Zeile 0 <text:s/>- Name</text:p>
          </draw:text-box>
        </draw:frame>
        <draw:frame draw:style-name="gr6" draw:text-style-name="P5" draw:layer="layout" svg:width="8.8cm" svg:height="0.725cm" svg:x="3cm" svg:y="8.375cm">
          <draw:text-box>
            <text:p><text:span text:style-name="T1">Menue-Zeile n <text:s text:c="7"/>(Wert nicht veränderbar)</text:span></text:p>
          </draw:text-box>
        </draw:frame>
        <draw:frame draw:style-name="gr7" draw:text-style-name="P5" draw:layer="layout" svg:width="9.523cm" svg:height="1.199cm" svg:x="3.077cm" svg:y="9.716cm">
          <draw:text-box>
            <text:p><text:span text:style-name="T1">Menue-Zeile n+1 <text:s text:c="6"/>(Cursor-Position → gelb)</text:span></text:p>
          </draw:text-box>
        </draw:frame>
        <draw:frame draw:style-name="gr7" draw:text-style-name="P5" draw:layer="layout" svg:width="9.4cm" svg:height="1.199cm" svg:x="3cm" svg:y="11.375cm">
          <draw:text-box>
            <text:p><text:span text:style-name="T1">Menue-Zeile n+2 <text:s text:c="7"/>(Wert nicht veränderbar)</text:span></text:p>
          </draw:text-box>
        </draw:frame>
        <draw:frame draw:style-name="gr7" draw:text-style-name="P5" draw:layer="layout" svg:width="9.6cm" svg:height="1.199cm" svg:x="2.9cm" svg:y="12.875cm">
          <draw:text-box>
            <text:p><text:span text:style-name="T1">Menue-Zeile n+3 <text:s text:c="7"/>(Wert nicht veränderbar)</text:span></text:p>
          </draw:text-box>
        </draw:frame>
        <draw:frame draw:style-name="gr7" draw:text-style-name="P5" draw:layer="layout" svg:width="9.6cm" svg:height="1.199cm" svg:x="2.9cm" svg:y="14.4cm">
          <draw:text-box>
            <text:p><text:span text:style-name="T1">Menue-Zeile n+4 <text:s text:c="7"/>(Wert nicht veränderbar)</text:span></text:p>
          </draw:text-box>
        </draw:frame>
        <draw:frame draw:style-name="gr7" draw:text-style-name="P5" draw:layer="layout" svg:width="9.7cm" svg:height="1.199cm" svg:x="2.9cm" svg:y="15.9cm">
          <draw:text-box>
            <text:p><text:span text:style-name="T1">Menue-Zeile n+5 <text:s text:c="7"/>(Wert nicht veränderbar)</text:span></text:p>
          </draw:text-box>
        </draw:frame>
        <draw:frame draw:style-name="gr7" draw:text-style-name="P5" draw:layer="layout" svg:width="9.7cm" svg:height="1.199cm" svg:x="2.9cm" svg:y="17.375cm">
          <draw:text-box>
            <text:p><text:span text:style-name="T1">Menue-Zeile n+6 <text:s text:c="7"/>(Wert nicht veränderbar)</text:span></text:p>
          </draw:text-box>
        </draw:frame>
        <draw:g>
          <draw:custom-shape draw:style-name="gr8" draw:text-style-name="P3" draw:layer="layout" svg:width="11cm" svg:height="2.9cm" svg:x="2cm" svg:y="21.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8.8cm" svg:height="1.199cm" svg:x="2.9cm" svg:y="21.975cm">
            <draw:text-box>
              <text:p><text:span text:style-name="T1">Erklärungsfeld</text:span><text:span text:style-name="T1"><text:line-break/></text:span><text:span text:style-name="T1">enthält Info über das Feld unter dem Cursor</text:span></text:p>
            </draw:text-box>
          </draw:frame>
        </draw:g>
        <draw:custom-shape draw:style-name="gr9" draw:text-style-name="P2" draw:layer="layout" svg:width="11cm" svg:height="1cm" svg:x="22cm" svg:y="6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8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9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5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8cm" svg:height="0.725cm" svg:x="23.2cm" svg:y="6.275cm">
          <draw:text-box>
            <text:p><text:span text:style-name="T1">Daten für Menue-Zeile 1</text:span></text:p>
          </draw:text-box>
        </draw:frame>
        <draw:frame draw:style-name="gr6" draw:text-style-name="P5" draw:layer="layout" svg:width="8.8cm" svg:height="0.725cm" svg:x="23.2cm" svg:y="5.3cm">
          <draw:text-box>
            <text:p><text:span text:style-name="T1">Daten für Menue-Name</text:span></text:p>
          </draw:text-box>
        </draw:frame>
        <draw:frame draw:style-name="gr6" draw:text-style-name="P5" draw:layer="layout" svg:width="8.8cm" svg:height="0.725cm" svg:x="23.2cm" svg:y="7.275cm">
          <draw:text-box>
            <text:p><text:span text:style-name="T1">Daten für Menue-Zeile 2</text:span></text:p>
          </draw:text-box>
        </draw:frame>
        <draw:frame draw:style-name="gr6" draw:text-style-name="P5" draw:layer="layout" svg:width="8.8cm" svg:height="0.725cm" svg:x="23.2cm" svg:y="8.275cm">
          <draw:text-box>
            <text:p><text:span text:style-name="T1">Daten für Menue-Zeile 3</text:span></text:p>
          </draw:text-box>
        </draw:frame>
        <draw:frame draw:style-name="gr6" draw:text-style-name="P5" draw:layer="layout" svg:width="8.8cm" svg:height="0.725cm" svg:x="23.3cm" svg:y="9.275cm">
          <draw:text-box>
            <text:p><text:span text:style-name="T1">Daten für Menue-Zeile 4</text:span></text:p>
          </draw:text-box>
        </draw:frame>
        <draw:custom-shape draw:style-name="gr9" draw:text-style-name="P2" draw:layer="layout" svg:width="11cm" svg:height="1cm" svg:x="22cm" svg:y="10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11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1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8cm" svg:height="0.725cm" svg:x="23.2cm" svg:y="10.275cm">
          <draw:text-box>
            <text:p><text:span text:style-name="T1">Daten für Menue-Zeile 5</text:span></text:p>
          </draw:text-box>
        </draw:frame>
        <draw:frame draw:style-name="gr6" draw:text-style-name="P5" draw:layer="layout" svg:width="8.8cm" svg:height="0.725cm" svg:x="23.2cm" svg:y="11.275cm">
          <draw:text-box>
            <text:p><text:span text:style-name="T1">Daten für Menue-Zeile 6</text:span></text:p>
          </draw:text-box>
        </draw:frame>
        <draw:frame draw:style-name="gr6" draw:text-style-name="P5" draw:layer="layout" svg:width="8.8cm" svg:height="0.725cm" svg:x="23.2cm" svg:y="12.275cm">
          <draw:text-box>
            <text:p><text:span text:style-name="T1">Daten für Menue-Zeile 7</text:span></text:p>
          </draw:text-box>
        </draw:frame>
        <draw:frame draw:style-name="gr6" draw:text-style-name="P5" draw:layer="layout" svg:width="8.8cm" svg:height="0.725cm" svg:x="23.3cm" svg:y="13.275cm">
          <draw:text-box>
            <text:p><text:span text:style-name="T1">Daten für Menue-Zeile 8</text:span></text:p>
          </draw:text-box>
        </draw:frame>
        <draw:custom-shape draw:style-name="gr9" draw:text-style-name="P2" draw:layer="layout" svg:width="11cm" svg:height="1cm" svg:x="22cm" svg:y="1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16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17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8cm" svg:height="0.725cm" svg:x="23.2cm" svg:y="14.275cm">
          <draw:text-box>
            <text:p><text:span text:style-name="T1">Daten für Menue-Zeile 9</text:span></text:p>
          </draw:text-box>
        </draw:frame>
        <draw:frame draw:style-name="gr6" draw:text-style-name="P5" draw:layer="layout" svg:width="8.8cm" svg:height="0.725cm" svg:x="23.2cm" svg:y="15.275cm">
          <draw:text-box>
            <text:p><text:span text:style-name="T1">Daten für Menue-Zeile 10</text:span></text:p>
          </draw:text-box>
        </draw:frame>
        <draw:frame draw:style-name="gr6" draw:text-style-name="P5" draw:layer="layout" svg:width="8.8cm" svg:height="0.725cm" svg:x="23.2cm" svg:y="16.275cm">
          <draw:text-box>
            <text:p><text:span text:style-name="T1">Daten für Menue-Zeile 11</text:span></text:p>
          </draw:text-box>
        </draw:frame>
        <draw:frame draw:style-name="gr6" draw:text-style-name="P5" draw:layer="layout" svg:width="8.8cm" svg:height="0.725cm" svg:x="23.3cm" svg:y="17.275cm">
          <draw:text-box>
            <text:p><text:span text:style-name="T1">Daten für Menue-Zeile 12</text:span></text:p>
          </draw:text-box>
        </draw:frame>
        <draw:custom-shape draw:style-name="gr9" draw:text-style-name="P2" draw:layer="layout" svg:width="11cm" svg:height="1cm" svg:x="22cm" svg:y="18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19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20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21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8cm" svg:height="0.725cm" svg:x="23.2cm" svg:y="18.275cm">
          <draw:text-box>
            <text:p><text:span text:style-name="T1">Daten für Menue-Zeile 13</text:span></text:p>
          </draw:text-box>
        </draw:frame>
        <draw:frame draw:style-name="gr6" draw:text-style-name="P5" draw:layer="layout" svg:width="8.8cm" svg:height="0.725cm" svg:x="23.2cm" svg:y="19.275cm">
          <draw:text-box>
            <text:p><text:span text:style-name="T1">Daten für Menue-Zeile 14</text:span></text:p>
          </draw:text-box>
        </draw:frame>
        <draw:frame draw:style-name="gr6" draw:text-style-name="P5" draw:layer="layout" svg:width="8.8cm" svg:height="0.725cm" svg:x="23.2cm" svg:y="20.275cm">
          <draw:text-box>
            <text:p><text:span text:style-name="T1">Daten für Menue-Zeile 15</text:span></text:p>
          </draw:text-box>
        </draw:frame>
        <draw:frame draw:style-name="gr6" draw:text-style-name="P5" draw:layer="layout" svg:width="8.8cm" svg:height="0.725cm" svg:x="23.3cm" svg:y="21.275cm">
          <draw:text-box>
            <text:p><text:span text:style-name="T1">Daten für Menue-Zeile 16</text:span></text:p>
          </draw:text-box>
        </draw:frame>
        <draw:custom-shape draw:style-name="gr9" draw:text-style-name="P2" draw:layer="layout" svg:width="11cm" svg:height="1cm" svg:x="22cm" svg:y="22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8cm" svg:height="0.725cm" svg:x="23.3cm" svg:y="22.275cm">
          <draw:text-box>
            <text:p><text:span text:style-name="T1">Daten für Menue-Zeile 17</text:span></text:p>
          </draw:text-box>
        </draw:frame>
        <draw:custom-shape draw:style-name="gr9" draw:text-style-name="P2" draw:layer="layout" svg:width="11cm" svg:height="1cm" svg:x="22cm" svg:y="23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cm" svg:x="22cm" svg:y="24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8cm" svg:height="0.725cm" svg:x="23.2cm" svg:y="23.275cm">
          <draw:text-box>
            <text:p><text:span text:style-name="T1">Daten für Menue-Zeile 18</text:span></text:p>
          </draw:text-box>
        </draw:frame>
        <draw:frame draw:style-name="gr6" draw:text-style-name="P5" draw:layer="layout" svg:width="8.8cm" svg:height="0.725cm" svg:x="23.2cm" svg:y="24.275cm">
          <draw:text-box>
            <text:p><text:span text:style-name="T1">Daten für Menue-Zeile 19</text:span></text:p>
          </draw:text-box>
        </draw:frame>
        <draw:custom-shape draw:style-name="gr9" draw:text-style-name="P2" draw:layer="layout" svg:width="11cm" svg:height="1cm" svg:x="22cm" svg:y="25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8cm" svg:height="0.725cm" svg:x="23.2cm" svg:y="25.275cm">
          <draw:text-box>
            <text:p><text:span text:style-name="T1">Daten für Menue-Zeile 20</text:span></text:p>
          </draw:text-box>
        </draw:frame>
        <draw:line draw:style-name="gr10" draw:text-style-name="P6" draw:layer="layout" svg:x1="21.6cm" svg:y1="5.8cm" svg:x2="13.6cm" svg:y2="7.1cm">
          <text:p/>
        </draw:line>
        <draw:custom-shape draw:style-name="gr11" draw:text-style-name="P2" draw:layer="layout" svg:width="11cm" svg:height="1.5cm" svg:x="2cm" svg:y="18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9.7cm" svg:height="1.199cm" svg:x="2.9cm" svg:y="18.875cm">
          <draw:text-box>
            <text:p><text:span text:style-name="T1">Menue-Zeile n+7 <text:s text:c="7"/>(Wert nicht veränderbar)</text:span></text:p>
          </draw:text-box>
        </draw:frame>
        <draw:custom-shape draw:style-name="gr11" draw:text-style-name="P2" draw:layer="layout" svg:width="11cm" svg:height="1.5cm" svg:x="2cm" svg:y="2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9.7cm" svg:height="1.199cm" svg:x="2.9cm" svg:y="20.375cm">
          <draw:text-box>
            <text:p><text:span text:style-name="T1">Menue-Zeile n+8 <text:s text:c="7"/>(Wert nicht veränderbar)</text:span></text:p>
          </draw:text-box>
        </draw:frame>
        <draw:line draw:style-name="gr10" draw:text-style-name="P6" draw:layer="layout" svg:x1="21.6cm" svg:y1="10.4cm" svg:x2="13.4cm" svg:y2="8.9cm">
          <text:p/>
        </draw:line>
        <draw:line draw:style-name="gr10" draw:text-style-name="P6" draw:layer="layout" svg:x1="21.7cm" svg:y1="11.3cm" svg:x2="13.5cm" svg:y2="10.3cm">
          <text:p/>
        </draw:line>
        <draw:line draw:style-name="gr10" draw:text-style-name="P6" draw:layer="layout" svg:x1="21.6cm" svg:y1="12.5cm" svg:x2="13.4cm" svg:y2="11.8cm">
          <text:p/>
        </draw:line>
        <draw:line draw:style-name="gr10" draw:text-style-name="P6" draw:layer="layout" svg:x1="21.6cm" svg:y1="13.4cm" svg:x2="13.3cm" svg:y2="13.2cm">
          <text:p/>
        </draw:line>
        <draw:line draw:style-name="gr10" draw:text-style-name="P6" draw:layer="layout" svg:x1="21.7cm" svg:y1="14.5cm" svg:x2="13.3cm" svg:y2="14.7cm">
          <text:p/>
        </draw:line>
        <draw:line draw:style-name="gr10" draw:text-style-name="P6" draw:layer="layout" svg:x1="21.8cm" svg:y1="15.5cm" svg:x2="13.3cm" svg:y2="16.3cm">
          <text:p/>
        </draw:line>
        <draw:line draw:style-name="gr10" draw:text-style-name="P6" draw:layer="layout" svg:x1="21.8cm" svg:y1="16.5cm" svg:x2="13.3cm" svg:y2="17.9cm">
          <text:p/>
        </draw:line>
        <draw:line draw:style-name="gr10" draw:text-style-name="P6" draw:layer="layout" svg:x1="21.8cm" svg:y1="17.4cm" svg:x2="13.2cm" svg:y2="19.4cm">
          <text:p/>
        </draw:line>
        <draw:line draw:style-name="gr10" draw:text-style-name="P6" draw:layer="layout" svg:x1="21.7cm" svg:y1="18.5cm" svg:x2="13.2cm" svg:y2="20.7cm">
          <text:p/>
        </draw:line>
        <draw:frame draw:style-name="gr12" draw:text-style-name="P7" draw:layer="layout" svg:width="2.9cm" svg:height="2.203cm" svg:x="16.2cm" svg:y="8.3cm">
          <draw:text-box>
            <text:p><text:span text:style-name="T2">n = 5 </text:span></text:p>
          </draw:text-box>
        </draw:frame>
        <draw:frame draw:style-name="gr13" draw:text-style-name="P8" draw:layer="layout" svg:width="9.1cm" svg:height="1.673cm" svg:x="3.3cm" svg:y="3.1cm">
          <draw:text-box>
            <text:p><text:span text:style-name="T3">LCD-Schirm</text:span></text:p>
          </draw:text-box>
        </draw:frame>
        <draw:frame draw:style-name="gr14" draw:text-style-name="P8" draw:layer="layout" svg:width="9.1cm" svg:height="3cm" svg:x="22.6cm" svg:y="1.4cm">
          <draw:text-box>
            <text:p><text:span text:style-name="T3"><text:s/></text:span><text:span text:style-name="T3">Datenstruktur</text:span><text:span text:style-name="T3"><text:line-break/></text:span><text:span text:style-name="T3">&lt;MenueLines&gt;</text:span></text:p>
          </draw:text-box>
        </draw:frame>
        <draw:custom-shape draw:style-name="gr15" draw:text-style-name="P6" draw:layer="layout" svg:width="3.1cm" svg:height="8.3cm" svg:x="18.8cm" svg:y="10.3cm">
          <text:p/>
          <draw:enhanced-geometry svg:viewBox="0 0 21600 21600" draw:glue-points="21600 0 0 10800 21600 21600" draw:text-areas="13800 ?f9 21600 ?f10" draw:type="left-brace" draw:modifiers="1800 13171.81062522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7" draw:layer="layout" svg:width="3.5cm" svg:height="1.303cm" svg:x="15.9cm" svg:y="14.797cm">
          <draw:text-box>
            <text:p><text:span text:style-name="T2">Fenst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2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6-23T13:37:39.613000000</meta:creation-date>
    <dc:date>2022-06-27T15:59:04.777000000</dc:date>
    <dc:creator>Horst Rupp</dc:creator>
    <meta:editing-duration>PT28M24S</meta:editing-duration>
    <meta:editing-cycles>5</meta:editing-cycles>
    <meta:generator>LibreOffice/7.3.2.2$Windows_X86_64 LibreOffice_project/49f2b1bff42cfccbd8f788c8dc32c1c309559be0</meta:generator>
    <meta:document-statistic meta:object-count="80"/>
  </office:meta>
</office:document-meta>
</file>